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bed9" officeooo:paragraph-rsid="0016bed9"/>
    </style:style>
    <style:style style:name="P2" style:family="paragraph" style:parent-style-name="Standard">
      <style:text-properties officeooo:rsid="001d6672" officeooo:paragraph-rsid="00182acb"/>
    </style:style>
    <style:style style:name="P3" style:family="paragraph" style:parent-style-name="Standard">
      <style:text-properties officeooo:rsid="001d6672" officeooo:paragraph-rsid="00182acb"/>
    </style:style>
    <style:style style:name="P4" style:family="paragraph" style:parent-style-name="Standard">
      <style:text-properties officeooo:rsid="001df553" officeooo:paragraph-rsid="00191a44"/>
    </style:style>
    <style:style style:name="P5" style:family="paragraph" style:parent-style-name="Standard">
      <style:text-properties officeooo:rsid="00191a44" officeooo:paragraph-rsid="00191a44"/>
    </style:style>
    <style:style style:name="P6" style:family="paragraph" style:parent-style-name="Standard">
      <style:text-properties officeooo:rsid="001a2d50" officeooo:paragraph-rsid="001a2d50"/>
    </style:style>
    <style:style style:name="P7" style:family="paragraph" style:parent-style-name="Standard">
      <style:text-properties officeooo:rsid="001beef6" officeooo:paragraph-rsid="001beef6"/>
    </style:style>
    <style:style style:name="P8" style:family="paragraph" style:parent-style-name="Standard">
      <style:text-properties officeooo:rsid="00214f8c" officeooo:paragraph-rsid="00214f8c"/>
    </style:style>
    <style:style style:name="P9" style:family="paragraph" style:parent-style-name="Standard">
      <style:text-properties style:text-underline-style="none" officeooo:rsid="00214f8c" officeooo:paragraph-rsid="00214f8c"/>
    </style:style>
    <style:style style:name="T1" style:family="text">
      <style:text-properties officeooo:rsid="001e4a94"/>
    </style:style>
    <style:style style:name="T2" style:family="text">
      <style:text-properties officeooo:rsid="00191a44"/>
    </style:style>
    <style:style style:name="T3" style:family="text">
      <style:text-properties officeooo:rsid="001a2d50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b7571"/>
    </style:style>
    <style:style style:name="T6" style:family="text">
      <style:text-properties officeooo:rsid="001beef6"/>
    </style:style>
    <style:style style:name="T7" style:family="text">
      <style:text-properties officeooo:rsid="001dc3a8"/>
    </style:style>
    <style:style style:name="T8" style:family="text">
      <style:text-properties officeooo:rsid="001e389b"/>
    </style:style>
    <style:style style:name="T9" style:family="text">
      <style:text-properties officeooo:rsid="002378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as normales:Se aplican en las tablas y sirven para evitar la redundancia.<text:span text:style-name="T5">Las 3 primeras son imprescindibles, 3.5</text:span><text:span text:style-name="T9">(no hace falta hacerla aka no la voy a hacer nunca)</text:span><text:span text:style-name="T5"> y 4 util y 5 inutil.</text:span></text:p>
      <text:p text:style-name="P1">1ª forma normal:</text:p>
      <text:p text:style-name="P1">Dividir la relación en varias, </text:p>
      <text:p text:style-name="P1">2ª forma normal:<text:span text:style-name="T2">Cada uno de los atributos dependen de la clave primaria, si solo depende de una parte de la clave se divide en 2 tablas</text:span></text:p>
      <text:p text:style-name="P1">3ª forma normal: Eliminar los atributos que no forman parte de la clave y no dependen de otros atributos que no son clave <text:span text:style-name="T2">primaria</text:span>.</text:p>
      <text:p text:style-name="P5">3.5 forma normal : <text:span text:style-name="T3">Si tengo una tabla </text:span><text:span text:style-name="T6">y no hay tables candidatas compuestas(con varios atributos)</text:span></text:p>
      <text:p text:style-name="P7">Si existen varias claves candidatas compuestas y las mismas tienen <text:span text:style-name="T7">atributos</text:span> en común no está en boyce codd</text:p>
      <text:p text:style-name="P6">ejemplo: cod_postal,dirección,población →tendríamos de clave compuesta dirección y población(dirección se puede repetir en otras localidades pero junto a población sería único)</text:p>
      <text:p text:style-name="P6">Tablas <text:span text:style-name="T8">necesarias para que esté en 3.5:</text:span></text:p>
      <text:p text:style-name="P6">Cod_postal_población (<text:span text:style-name="T4">cod_postal</text:span>,población)</text:p>
      <text:p text:style-name="P6">Cod_postal_dirección (<text:span text:style-name="T4">cod_postal,dirección</text:span>)</text:p>
      <text:p text:style-name="P2">4 forma normal → Si ninguna instancia de tabla de base de datos contiene dos o más datos independientes y multivalor que describan la entidad relevante, entonces está en la 4ª Forma Normal.</text:p>
      <text:p text:style-name="P8">Ejemplos:</text:p>
      <text:p text:style-name="P8">Tabla ventas(<text:span text:style-name="T4">restaurante,pizza,zonaenvio)</text:span></text:p>
      <text:p text:style-name="P9">Para solucionarlo hariamos 2 tablas</text:p>
      <text:p text:style-name="P9">Ventas_pizza(<text:span text:style-name="T4">restaurante,pizza)</text:span></text:p>
      <text:p text:style-name="P9">Ventas_zona(<text:span text:style-name="T4">restaurante,zonaenvío)</text:span></text:p>
      <text:p text:style-name="P9">Lo separamos porque no podemos enviar la pizza(clave primaria porque es única de la dirección a la que se envía) no se puede repetir, por eso hacemos 2 tablas.</text:p>
      <text:p text:style-name="P2">5 forma normal → Una tabla está en la 5ª Forma Normal solo si está en 4NF y no se puede descomponer en ninguna cantidad de tablas más pequeñas sin pérdida de datos. <text:span text:style-name="T3">No se suele usar porque da más problemas que beneficios.</text:span></text:p>
      <text:p text:style-name="P2">forma normal boyce codd y <text:span text:style-name="T1">3.5</text:span> forma normal →Incluso cuando una base de datos está en 3 ª Forma Normal, todavía no habría dado lugar a anomalías si tiene más de un candidato clave.</text:p>
      <text:p text:style-name="P2"/>
      <text:p text:style-name="P2">A veces BCNF también se conoce como 3.5 Forma normal.</text:p>
      <text:p text:style-name="P4">Normalización: <text:a xlink:type="simple" xlink:href="https://guru99.es/database-normalization/#8" text:style-name="Internet_20_link" text:visited-style-name="Visited_20_Internet_20_Link">https://guru99.es/database-normalization/#8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8T09:47:16.663000000</meta:creation-date>
    <dc:date>2020-11-05T11:50:23.086000000</dc:date>
    <meta:editing-duration>PT1H34M2S</meta:editing-duration>
    <meta:editing-cycles>1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22" meta:word-count="318" meta:character-count="2015" meta:non-whitespace-character-count="1718"/>
  </office:meta>
</office:document-meta>
</file>